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it" fo:country="IT"/>
    </style:style>
    <style:style style:name="P2" style:family="paragraph" style:parent-style-name="Standard" style:list-style-name="L1">
      <style:text-properties fo:language="it" fo:country="IT"/>
    </style:style>
    <style:style style:name="P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language="it" fo:country="IT"/>
    </style:style>
    <style:style style:name="P4" style:family="paragraph" style:parent-style-name="Standard">
      <style:text-properties fo:language="it" fo:country="IT" officeooo:paragraph-rsid="0001384e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fo:language="it" fo:country="IT" officeooo:paragraph-rsid="0001384e"/>
    </style:style>
    <style:style style:name="P6" style:family="paragraph" style:parent-style-name="Standard">
      <style:text-properties fo:language="it" fo:country="IT" officeooo:rsid="0001384e" officeooo:paragraph-rsid="0001384e"/>
    </style:style>
    <style:style style:name="P7" style:family="paragraph" style:parent-style-name="Standard" style:list-style-name="L2">
      <style:text-properties fo:language="it" fo:country="IT"/>
    </style:style>
    <style:style style:name="T1" style:family="text">
      <style:text-properties officeooo:rsid="0001384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</text:span>istingure le pipelines:</text:p>
      <text:list xml:id="list744169394" text:style-name="L1">
        <text:list-item>
          <text:p text:style-name="P2">prevedere una pipeline relativa ai dati</text:p>
        </text:list-item>
        <text:list-item>
          <text:p text:style-name="P2">una relativa al model training</text:p>
        </text:list-item>
        <text:list-item>
          <text:p text:style-name="P2">una relativa al serving</text:p>
        </text:list-item>
        <text:list-item>
          <text:p text:style-name="P2">una al monitoring </text:p>
        </text:list-item>
      </text:list>
      <text:p text:style-name="P1"/>
      <text:p text:style-name="P1"><text:span text:style-name="T1">P</text:span>er quando riguarda il CI/CD della pipeline sulla piattaforma Kubeflow <text:span text:style-name="T1">si potrebbero configurare più soluzioni</text:span>:</text:p>
      <text:p text:style-name="P3">soluzione 1<text:span text:style-name="T1">)</text:span> esplorare la possibilità di github actions provviste di integrazione con AWS: workers all'interno dell'account AWS che si connettono alla macchina virtuale che hosta il cluster kubernetes.</text:p>
      <text:p text:style-name="P5">soluzione 2<text:span text:style-name="T1">)</text:span> in alternativa fare un set up completo <text:span text:style-name="T1">per un</text:span> access point <text:span text:style-name="T1">sicuro</text:span>. <text:span text:style-name="T1">Considerare una </text:span>connesione protetta al server <text:span text:style-name="T1">all’interno della </text:span>VPN.</text:p>
      <text:p text:style-name="P4"/>
      <text:p text:style-name="P1"><text:span text:style-name="T1">P</text:span>osticipare <text:span text:style-name="T1">ad un secondo momento il concetto di </text:span>deployments automatico, <text:span text:style-name="T1">focalizzare gli ultimi sforzi a migliorare la user experience verso quella che è una piattaforma di gestione degli esperimenti con Mlflow.</text:span></text:p>
      <text:p text:style-name="P1"><text:tab/></text:p>
      <text:p text:style-name="P1"><text:span text:style-name="T1">In particolare </text:span>Mlflow <text:span text:style-name="T1">dovrà avere un </text:span>accesso agevole in ottica di sperimentazione.</text:p>
      <text:p text:style-name="P1"><text:tab/></text:p>
      <text:p text:style-name="P6">Suggerimento di modifica/integrazione:</text:p>
      <text:list xml:id="list548983698" text:style-name="L2">
        <text:list-item>
          <text:p text:style-name="P7"><text:span text:style-name="T1">I</text:span>l progetto <text:span text:style-name="T1">deve essere </text:span>deployabile <text:span text:style-name="T1">e funzionante in locale </text:span>all'interno di una singola macchina.</text:p>
        </text:list-item>
        <text:list-item>
          <text:p text:style-name="P7"><text:span text:style-name="T1">Predisporre quindi u</text:span>na o più repositories, clonabili. <text:span text:style-name="T1">Che </text:span>po<text:span text:style-name="T1">ssano girare in una </text:span>verisone locale.</text:p>
        </text:list-item>
        <text:list-item>
          <text:p text:style-name="P7"><text:span text:style-name="T1">Prevedere una </text:span>documentazione <text:span text:style-name="T1">altamente dettagliata ed esaustiva.</text:span></text:p>
        </text:list-item>
        <text:list-item>
          <text:p text:style-name="P7"><text:span text:style-name="T1">Includere </text:span>Makefile, scripts per checks, set up <text:span text:style-name="T1">di configurazioni ecc. Le </text:span>conf<text:span text:style-name="T1">igurazioni non devono essere hard coded ma utilizzare variabile d’ambiente e/</text:span>o file di configurazion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2T17:59:55.153118705</meta:creation-date>
    <dc:date>2022-12-22T18:15:26.583691020</dc:date>
    <meta:editing-duration>PT5M21S</meta:editing-duration>
    <meta:editing-cycles>1</meta:editing-cycles>
    <meta:document-statistic meta:table-count="0" meta:image-count="0" meta:object-count="0" meta:page-count="1" meta:paragraph-count="17" meta:word-count="201" meta:character-count="1370" meta:non-whitespace-character-count="1189"/>
    <meta:generator>LibreOffice/7.3.7.2$Linux_X86_64 LibreOffice_project/30$Build-2</meta:generator>
  </office:meta>
</office:document-meta>
</file>